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3d565" officeooo:paragraph-rsid="0013d565"/>
    </style:style>
    <style:style style:name="P2" style:family="paragraph" style:parent-style-name="Text_20_body">
      <style:paragraph-properties fo:text-align="center" style:justify-single-word="false"/>
      <style:text-properties officeooo:rsid="0013d565" officeooo:paragraph-rsid="0013d565"/>
    </style:style>
    <style:style style:name="P3" style:family="paragraph" style:parent-style-name="Text_20_body">
      <style:paragraph-properties fo:text-align="start" style:justify-single-word="false"/>
      <style:text-properties officeooo:rsid="0013d565" officeooo:paragraph-rsid="0013d565"/>
    </style:style>
    <style:style style:name="P4" style:family="paragraph" style:parent-style-name="Text_20_body">
      <style:text-properties fo:font-style="normal" officeooo:paragraph-rsid="0013d565" style:font-style-asian="normal" style:font-style-complex="normal"/>
    </style:style>
    <style:style style:name="P5" style:family="paragraph" style:parent-style-name="Text_20_body">
      <style:text-properties fo:font-style="normal" officeooo:rsid="0013d565" officeooo:paragraph-rsid="0013d565" style:font-style-asian="normal" style:font-style-complex="normal"/>
    </style:style>
    <style:style style:name="P6" style:family="paragraph" style:parent-style-name="Text_20_body">
      <style:text-properties officeooo:paragraph-rsid="0015585b"/>
    </style:style>
    <style:style style:name="P7" style:family="paragraph" style:parent-style-name="Title">
      <style:text-properties officeooo:rsid="0013d565" officeooo:paragraph-rsid="0013d565"/>
    </style:style>
    <style:style style:name="P8" style:family="paragraph" style:parent-style-name="Subtitle">
      <style:text-properties officeooo:rsid="0013d565" officeooo:paragraph-rsid="0013d565"/>
    </style:style>
    <style:style style:name="P9" style:family="paragraph" style:parent-style-name="Text_20_body">
      <style:text-properties fo:font-style="normal" officeooo:rsid="0013d565" officeooo:paragraph-rsid="0015585b" style:font-style-asian="normal" style:font-style-complex="normal"/>
    </style:style>
    <style:style style:name="P10" style:family="paragraph" style:parent-style-name="Text_20_body">
      <style:text-properties fo:font-style="normal" officeooo:rsid="0013d565" officeooo:paragraph-rsid="00161af3" style:font-style-asian="normal" style:font-style-complex="normal"/>
    </style:style>
    <style:style style:name="P11" style:family="paragraph" style:parent-style-name="Heading_20_1">
      <style:text-properties officeooo:rsid="0013d565" officeooo:paragraph-rsid="0013d565"/>
    </style:style>
    <style:style style:name="P12" style:family="paragraph" style:parent-style-name="Heading_20_1">
      <style:text-properties officeooo:rsid="00148b06" officeooo:paragraph-rsid="0015585b"/>
    </style:style>
    <style:style style:name="T1" style:family="text">
      <style:text-properties officeooo:rsid="0013d565"/>
    </style:style>
    <style:style style:name="T2" style:family="text">
      <style:text-properties officeooo:rsid="00148b06"/>
    </style:style>
    <style:style style:name="T3" style:family="text">
      <style:text-properties officeooo:rsid="00161af3"/>
    </style:style>
    <style:style style:name="T4" style:family="text">
      <style:text-properties fo:font-weight="normal" officeooo:rsid="00161af3"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assification of Chicago Schools</text:p>
      <text:p text:style-name="P8">Using Foursquare Data and Machine Learning to Identify Patterns in Chicago Schools</text:p>
      <text:p text:style-name="P1"/>
      <text:p text:style-name="P2">By Zac Yauney</text:p>
      <text:p text:style-name="P3"/>
      <text:h text:style-name="P11" text:outline-level="1">1. Introduction and Statement of Problem</text:h>
      <text:p text:style-name="P4"><text:tab/><text:span text:style-name="T1">Not all schools are the same. That much seems like it should be common sense, and yet when we try to help schools improve performance, we tend to offer generalized solutions. While it is true that there are guiding principles for what makes a school better, the neighborhood in which a school is embedded makes a difference in what interventions are most successful.</text:span></text:p>
      <text:p text:style-name="P5">While it is outside the scope of this exercise to prescribe specific interventions to improve school performance, it should be possible to classify the different types of neighborhoods in which the schools are located. This can be done by combining Chicago Census data and Chicago Public School data with geographic venue data from the Foursquare API. We can list all the different types of venues near a school and then use an unsupervised machine learning algorithm (kmeans clustering) to segment the schools.</text:p>
      <text:p text:style-name="P5">This segmentation data should allow policy makers to develop individualized approaches to providing aid to schools in need.</text:p>
      <text:h text:style-name="P12" text:outline-level="1">2. Data Sources</text:h>
      <text:p text:style-name="P6"><text:span text:style-name="Strong_20_Emphasis">Chicago Public Schools – </text:span><text:span text:style-name="Strong_20_Emphasis"><text:span text:style-name="T2">Chicago Data Portal</text:span></text:span></text:p>
      <text:p text:style-name="P6">This <text:span text:style-name="T2">dataset from the Chicago Data Portal s</text:span>hows all school level performance data used to create CPS School Report Cards for the 2011-2012 school year. <text:span text:style-name="T3">More importantly, it gives latitude and longitude coordinates for each school that will allow us to use the Foursquare API to find nearby venues.</text:span></text:p>
      <text:p text:style-name="P9"><text:span text:style-name="Strong_20_Emphasis"><text:span text:style-name="T2">Foursquare API</text:span></text:span></text:p>
      <text:p text:style-name="P10"><text:span text:style-name="Strong_20_Emphasis"><text:span text:style-name="T4">The Foursquare API gives access to Foursquare’s huge database of location related data. The piece of data that we are going to be using for this project is their venue data. We will use a request that returns the top 100 venues located withing 500 meters of every school.</text:span></text:span></text:p>
      <text:p text:style-name="P10"><text:span text:style-name="Strong_20_Emphasis"><text:span text:style-name="T4">In addition, each venue is assigned a category that describes the general function of the venue. The varied distribution of venue categories near each school will form the basis of the segmentation of schools.</text:span></text:span></text:p>
      <text:p text:style-name="P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4:00:34.635784030</meta:creation-date>
    <dc:date>2020-02-25T07:26:12.283658571</dc:date>
    <meta:editing-duration>PT3M46S</meta:editing-duration>
    <meta:editing-cycles>3</meta:editing-cycles>
    <meta:generator>LibreOffice/6.0.7.3$Linux_X86_64 LibreOffice_project/00m0$Build-3</meta:generator>
    <meta:document-statistic meta:table-count="0" meta:image-count="0" meta:object-count="0" meta:page-count="2" meta:paragraph-count="13" meta:word-count="331" meta:character-count="2019" meta:non-whitespace-character-count="1699"/>
  </office:meta>
</office:document-meta>
</file>